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4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22:05:55.28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9T22:18:29.257000000</dc:date>
    <meta:editing-duration>P3DT18H47M14S</meta:editing-duration>
    <meta:editing-cycles>294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11" meta:object-count="0"/>
  </office:meta>
</office:document-meta>
</file>